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Bitstream Vera Sans" svg:font-family="'Bitstream Ver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3229in" style:rel-column-width="22737*"/>
    </style:style>
    <style:style style:name="Table1.B" style:family="table-column">
      <style:table-column-properties style:column-width="4.3722in" style:rel-column-width="4279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Standard" style:master-page-name="">
      <style:paragraph-properties style:page-number="auto" fo:keep-with-next="always"/>
    </style:style>
    <style:style style:name="P7" style:family="paragraph" style:parent-style-name="Contents_20_2">
      <style:paragraph-properties>
        <style:tab-stops>
          <style:tab-stop style:position="5.6736in" style:type="right" style:leader-style="dotted" style:leader-text="."/>
        </style:tab-stops>
      </style:paragraph-properties>
    </style:style>
    <style:style style:name="P8" style:family="paragraph" style:parent-style-name="Contents_20_1">
      <style:paragraph-properties>
        <style:tab-stops>
          <style:tab-stop style:position="5.8701in" style:type="right" style:leader-style="dotted" style:leader-text="."/>
        </style:tab-stops>
      </style:paragraph-properties>
    </style:style>
    <style:style style:name="P9" style:family="paragraph" style:parent-style-name="Contents_20_3">
      <style:paragraph-properties>
        <style:tab-stops>
          <style:tab-stop style:position="5.4772in" style:type="right" style:leader-style="dotted" style:leader-text="."/>
        </style:tab-stops>
      </style:paragraph-properties>
    </style:style>
    <style:style style:name="P10" style:family="paragraph" style:parent-style-name="Paper_20_Title" style:master-page-name="Standard">
      <style:paragraph-properties style:page-number="auto"/>
    </style:style>
    <style:style style:name="P11" style:family="paragraph" style:parent-style-name="Heading_20_2" style:master-page-name="">
      <style:paragraph-properties style:page-number="auto" fo:keep-with-next="auto"/>
    </style:style>
    <style:style style:name="P12" style:family="paragraph" style:parent-style-name="Heading_20_2" style:master-page-name="">
      <style:paragraph-properties style:page-number="auto" fo:break-before="auto" fo:break-after="auto"/>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T1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Introduction<text:tab/>3</text:p>
          <text:p text:style-name="P7">Conformance<text:tab/>3</text:p>
          <text:p text:style-name="P7">Stability<text:tab/>4</text:p>
          <text:p text:style-name="P8">Types<text:tab/>5</text:p>
          <text:p text:style-name="P7">Datatypes<text:tab/>5</text:p>
          <text:p text:style-name="P9">int<text:tab/>5</text:p>
          <text:p text:style-name="P9">float<text:tab/>5</text:p>
          <text:p text:style-name="P9">string<text:tab/>5</text:p>
          <text:p text:style-name="P9">PCDATA<text:tab/>5</text:p>
          <text:p text:style-name="P9">datetime<text:tab/>5</text:p>
          <text:p text:style-name="P9">key<text:tab/>6</text:p>
          <text:p text:style-name="P9">lang<text:tab/>6</text:p>
          <text:p text:style-name="P9">refid<text:tab/>6</text:p>
          <text:p text:style-name="P9">URL<text:tab/>6</text:p>
          <text:p text:style-name="P7">Elements<text:tab/>6</text:p>
          <text:p text:style-name="P9">span<text:tab/>6</text:p>
          <text:p text:style-name="P9">text<text:tab/>7</text:p>
          <text:p text:style-name="P9">form<text:tab/>7</text:p>
          <text:p text:style-name="P9">multitext<text:tab/>7</text:p>
          <text:p text:style-name="P9">URLRef<text:tab/>8</text:p>
          <text:p text:style-name="P9">field<text:tab/>8</text:p>
          <text:p text:style-name="P9">trait<text:tab/>8</text:p>
          <text:p text:style-name="P9">annotation<text:tab/>9</text:p>
          <text:p text:style-name="P9">extensible<text:tab/>9</text:p>
          <text:p text:style-name="P9">note<text:tab/>9</text:p>
          <text:p text:style-name="P9">phonetic<text:tab/>10</text:p>
          <text:p text:style-name="P9">etymology<text:tab/>10</text:p>
          <text:p text:style-name="P9">grammatical-info<text:tab/>10</text:p>
          <text:p text:style-name="P9">reversal<text:tab/>11</text:p>
          <text:p text:style-name="P9">translation<text:tab/>11</text:p>
          <text:p text:style-name="P9">example<text:tab/>11</text:p>
          <text:p text:style-name="P9">relation<text:tab/>11</text:p>
          <text:p text:style-name="P9">variant<text:tab/>12</text:p>
          <text:p text:style-name="P9">Sense<text:tab/>12</text:p>
          <text:p text:style-name="P9">Entry<text:tab/>13</text:p>
          <text:p text:style-name="P9">field-defn<text:tab/>14</text:p>
          <text:p text:style-name="P9">field-defns<text:tab/>14</text:p>
          <text:p text:style-name="P9">ranges<text:tab/>14</text:p>
          <text:p text:style-name="P9">header<text:tab/>14</text:p>
          <text:p text:style-name="P9">lift<text:tab/>15</text:p>
          <text:p text:style-name="P8">UML Diagrams<text:tab/>16</text:p>
          <text:p text:style-name="P7"><text:soft-page-break/>Base Elements<text:tab/>16</text:p>
          <text:p text:style-name="P7">Entry Elements<text:tab/>17</text:p>
          <text:p text:style-name="P7">Header Elements<text:tab/>17</text:p>
          <text:p text:style-name="P8">Lift Ranges<text:tab/>18</text:p>
          <text:p text:style-name="P7">Elements<text:tab/>18</text:p>
          <text:p text:style-name="P9">range-element<text:tab/>18</text:p>
          <text:p text:style-name="P9">range<text:tab/>18</text:p>
          <text:p text:style-name="P9">lift-ranges<text:tab/>18</text:p>
          <text:p text:style-name="P7">UML Diagram<text:tab/>19</text:p>
          <text:p text:style-name="P8">Ranges<text:tab/>20</text:p>
          <text:p text:style-name="P7">dialect<text:tab/>20</text:p>
          <text:p text:style-name="P7">etymology<text:tab/>20</text:p>
          <text:p text:style-name="P9">Elements<text:tab/>20</text:p>
          <text:p text:style-name="P7">grammatical-info<text:tab/>20</text:p>
          <text:p text:style-name="P7">lexical<text:tab/>20</text:p>
          <text:p text:style-name="P9">Elements<text:tab/>20</text:p>
          <text:p text:style-name="P7">note-type<text:tab/>20</text:p>
          <text:p text:style-name="P9">Elements<text:tab/>21</text:p>
          <text:p text:style-name="P7">paradigm<text:tab/>21</text:p>
          <text:p text:style-name="P9">Elements<text:tab/>21</text:p>
          <text:p text:style-name="P7">reversal-type<text:tab/>22</text:p>
          <text:p text:style-name="P7">semantic_domain<text:tab/>22</text:p>
          <text:p text:style-name="P7">status<text:tab/>22</text:p>
          <text:p text:style-name="P7">users<text:tab/>22</text:p>
          <text:p text:style-name="P8">Examples<text:tab/>23</text:p>
          <text:p text:style-name="P7">Simple Records<text:tab/>23</text:p>
          <text:p text:style-name="P7">Subentries<text:tab/>24</text:p>
          <text:p text:style-name="P7">Reverse Index<text:tab/>26</text:p>
          <text:p text:style-name="P7">Lexical Relations<text:tab/>26</text:p>
          <text:p text:style-name="P7">Hierarchies<text:tab/>27</text:p>
          <text:p text:style-name="P7">Multiple Scripts<text:tab/>28</text:p>
          <text:p text:style-name="P8">Implementation<text:tab/>30</text:p>
          <text:p text:style-name="P7">Lift Conformance<text:tab/>30</text:p>
          <text:p text:style-name="P7">Single Pass Generation<text:tab/>30</text:p>
          <text:p text:style-name="P9">Refid generation<text:tab/>30</text:p>
          <text:p text:style-name="P9">Generating LIFT<text:tab/>30</text:p>
          <text:p text:style-name="P9">Subentries<text:tab/>30</text:p>
          <text:p text:style-name="P7">Multiple Passes<text:tab/>31</text:p>
          <text:p text:style-name="P7">Roundtrip Requirements<text:tab/>31</text:p>
          <text:p text:style-name="P7">Merging XML<text:tab/>31</text:p>
          <text:p text:style-name="P8">Change History<text:tab/>32</text:p>
          <text:p text:style-name="P7">Initial Development<text:tab/>32</text:p>
        </text:index-body>
      </text:table-of-content>
      <text:p text:style-name="Standard"/>
      <text:list xml:id="list1527284693" text:style-name="Outline">
        <text:list-item>
          <text:h text:style-name="Heading_20_1" text:outline-level="1" text:restart-numbering="true" text:start-value="-1">Introduction</text:h>
        </text:list-item>
      </text:list>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xml:id="list391798431" text:style-name="L1">
        <text:list-item>
          <text:p text:style-name="P13">Provides a way of encoding all MDF concepts and is a complete language.</text:p>
        </text:list-item>
        <text:list-item>
          <text:p text:style-name="P13">Handles text represented in multiple scripts (for example a language that has multiple orthographies)</text:p>
        </text:list-item>
        <text:list-item>
          <text:p text:style-name="P13">Can store any number of analysis languages.</text:p>
        </text:list-item>
        <text:list-item>
          <text:p text:style-name="P13">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list xml:id="list71036335" text:continue-list="list1527284693" text:style-name="Outline">
        <text:list-item>
          <text:list>
            <text:list-item>
              <text:h text:style-name="Heading_20_2" text:outline-level="2">Conformance</text:h>
            </text:list-item>
          </text:list>
        </text:list-item>
      </text:list>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xml:id="list236360235" text:style-name="L2">
        <text:list-item>
          <text:p text:style-name="P14">there are no two ids of the same type of object that are identical, including treating senses and subsenses as entries.</text:p>
        </text:list-item>
      </text:list>
      <text:list xml:id="list1759053977" text:style-name="L3">
        <text:list-item>
          <text:p text:style-name="P15">there are corresponding ids for all refids</text:p>
        </text:list-item>
      </text:list>
      <text:list xml:id="list269217650" text:style-name="L4">
        <text:list-item>
          <text:p text:style-name="P16">there is a definition for all field tags used</text:p>
        </text:list-item>
        <text:list-item>
          <text:p text:style-name="P16">that in a context where only one language data is expected no data from another language is also provided.</text:p>
        </text:list-item>
        <text:list-item>
          <text:p text:style-name="P16">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list xml:id="list1993058570" text:continue-list="list71036335" text:style-name="Outline">
        <text:list-item>
          <text:list>
            <text:list-item>
              <text:h text:style-name="Heading_20_2" text:outline-level="2">Stability</text:h>
            </text:list-item>
          </text:list>
        </text:list-item>
      </text:list>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list xml:id="list1951978919" text:continue-numbering="true" text:style-name="Outline">
        <text:list-item>
          <text:h text:style-name="Heading_20_1" text:outline-level="1">Types</text:h>
          <text:list>
            <text:list-item>
              <text:h text:style-name="Heading_20_2" text:outline-level="2">Datatypes</text:h>
            </text:list-item>
          </text:list>
        </text:list-item>
      </text:list>
      <text:p text:style-name="Standard">We start with the simplest types which have no attributes or children.</text:p>
      <text:list xml:id="list778820868" text:continue-numbering="true" text:style-name="Outline">
        <text:list-item>
          <text:list>
            <text:list-item>
              <text:list>
                <text:list-item>
                  <text:h text:style-name="Heading_20_3" text:outline-level="3">int</text:h>
                </text:list-item>
              </text:list>
            </text:list-item>
          </text:list>
        </text:list-item>
      </text:list>
      <text:p text:style-name="Standard">This is simply an integer number, stored as a string representation in base 10.</text:p>
      <text:list xml:id="list1752534502" text:continue-numbering="true" text:style-name="Outline">
        <text:list-item>
          <text:list>
            <text:list-item>
              <text:list>
                <text:list-item>
                  <text:h text:style-name="Heading_20_3" text:outline-level="3">float</text:h>
                </text:list-item>
              </text:list>
            </text:list-item>
          </text:list>
        </text:list-item>
      </text:list>
      <text:p text:style-name="Standard">A number with integer and decimal parts separated by a period. No scientific notations are supported.</text:p>
      <text:list xml:id="list1411073292" text:continue-numbering="true" text:style-name="Outline">
        <text:list-item>
          <text:list>
            <text:list-item>
              <text:list>
                <text:list-item>
                  <text:h text:style-name="Heading_20_3" text:outline-level="3">string</text:h>
                </text:list-item>
              </text:list>
            </text:list-item>
          </text:list>
        </text:list-item>
      </text:list>
      <text:p text:style-name="Standard">This fundamental type is just a sequence of Unicode characters.</text:p>
      <text:list xml:id="list1296116058" text:continue-numbering="true" text:style-name="Outline">
        <text:list-item>
          <text:list>
            <text:list-item>
              <text:list>
                <text:list-item>
                  <text:h text:style-name="Heading_20_3" text:outline-level="3">PCDATA</text:h>
                </text:list-item>
              </text:list>
            </text:list-item>
          </text:list>
        </text:list-item>
      </text:list>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list xml:id="list1081408027" text:continue-numbering="true" text:style-name="Outline">
        <text:list-item>
          <text:list>
            <text:list-item>
              <text:list>
                <text:list-item>
                  <text:h text:style-name="Heading_20_3" text:outline-level="3">datetime</text:h>
                </text:list-item>
              </text:list>
            </text:list-item>
          </text:list>
        </text:list-item>
      </text:list>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list xml:id="list2151748027" text:continue-numbering="true" text:style-name="Outline">
        <text:list-item>
          <text:list>
            <text:list-item>
              <text:list>
                <text:list-item>
                  <text:h text:style-name="Heading_20_3" text:outline-level="3"><text:soft-page-break/>key</text:h>
                </text:list-item>
              </text:list>
            </text:list-item>
          </text:list>
        </text:list-item>
      </text:list>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list xml:id="list1831799934" text:continue-numbering="true" text:style-name="Outline">
        <text:list-item>
          <text:list>
            <text:list-item>
              <text:list>
                <text:list-item>
                  <text:h text:style-name="Heading_20_3" text:outline-level="3">lang</text:h>
                </text:list-item>
              </text:list>
            </text:list-item>
          </text:list>
        </text:list-item>
      </text:list>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list xml:id="list1185394476" text:continue-numbering="true" text:style-name="Outline">
        <text:list-item>
          <text:list>
            <text:list-item>
              <text:list>
                <text:list-item>
                  <text:h text:style-name="Heading_20_3" text:outline-level="3">refid</text:h>
                </text:list-item>
              </text:list>
            </text:list-item>
          </text:list>
        </text:list-item>
      </text:list>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list xml:id="list1581831057" text:continue-numbering="true" text:style-name="Outline">
        <text:list-item>
          <text:list>
            <text:list-item>
              <text:list>
                <text:list-item>
                  <text:h text:style-name="Heading_20_3" text:outline-level="3">URL</text:h>
                </text:list-item>
              </text:list>
            </text:list-item>
          </text:list>
        </text:list-item>
      </text:list>
      <text:p text:style-name="Standard">A URL datatype is a string containing a URL (Universal Resource Locator) as specified in RFC 3986.</text:p>
      <text:list xml:id="list2001078418" text:continue-numbering="true" text:style-name="Outline">
        <text:list-item>
          <text:list>
            <text:list-item>
              <text:h text:style-name="Heading_20_2" text:outline-level="2">Elements</text:h>
            </text:list-item>
          </text:list>
        </text:list-item>
      </text:list>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list xml:id="list602323187" text:continue-numbering="true" text:style-name="Outline">
        <text:list-item>
          <text:list>
            <text:list-item>
              <text:list>
                <text:list-item>
                  <text:h text:style-name="Heading_20_3" text:outline-level="3">span</text:h>
                </text:list-item>
              </text:list>
            </text:list-item>
          </text:list>
        </text:list-item>
      </text:list>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text:soft-page-break/>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list xml:id="list83219451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list xml:id="list132747127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list xml:id="list957400948" text:continue-numbering="true" text:style-name="Outline">
        <text:list-item>
          <text:list>
            <text:list-item>
              <text:list>
                <text:list-item>
                  <text:h text:style-name="Heading_20_3" text:outline-level="3">text</text:h>
                </text:list-item>
              </text:list>
            </text:list-item>
          </text:list>
        </text:list-item>
      </text:list>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list xml:id="list1303701958" text:continue-numbering="true" text:style-name="Outline">
        <text:list-item>
          <text:list>
            <text:list-item>
              <text:list>
                <text:list-item>
                  <text:h text:style-name="Heading_20_3" text:outline-level="3">form</text:h>
                </text:list-item>
              </text:list>
            </text:list-item>
          </text:list>
        </text:list-item>
      </text:list>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list xml:id="list1504995379"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lang</text:span></text:span><text:tab/>[Required, <text:span text:style-name="code">lang</text:span>] gives the language tag for the text.</text:p>
      <text:list xml:id="list156429104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list xml:id="list120134820" text:continue-numbering="true" text:style-name="Outline">
        <text:list-item>
          <text:list>
            <text:list-item>
              <text:list>
                <text:list-item>
                  <text:h text:style-name="Heading_20_3" text:outline-level="3">multitext</text:h>
                </text:list-item>
              </text:list>
            </text:list-item>
          </text:list>
        </text:list-item>
      </text:list>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list xml:id="list98494544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list xml:id="list34212900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oft-page-break/><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list xml:id="list148590248" text:continue-numbering="true" text:style-name="Outline">
        <text:list-item>
          <text:list>
            <text:list-item>
              <text:list>
                <text:list-item>
                  <text:h text:style-name="Heading_20_3" text:outline-level="3">URLRef</text:h>
                </text:list-item>
              </text:list>
            </text:list-item>
          </text:list>
        </text:list-item>
      </text:list>
      <text:p text:style-name="Standard">This is a URL with a caption. It is used to represent media items, for example for pictures in a Sense or a sound file for a phonetic representation.</text:p>
      <text:list xml:id="list78793946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href</text:span></text:span> <text:tab/>[Required, <text:span text:style-name="code">URL</text:span>] is the URL of the resource</text:p>
      <text:list xml:id="list10404336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label</text:span></text:span><text:tab/>[Optional, <text:span text:style-name="code">multitext</text:span>] Gives a multilingual representation of the caption for the media item.</text:p>
      <text:list xml:id="list884830208" text:continue-numbering="true" text:style-name="Outline">
        <text:list-item>
          <text:list>
            <text:list-item>
              <text:list>
                <text:list-item>
                  <text:h text:style-name="Heading_20_3" text:outline-level="3">field</text:h>
                </text:list-item>
              </text:list>
            </text:list-item>
          </text:list>
        </text:list-item>
      </text:list>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list xml:id="list35040940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language and multiscript form of the information.</text:p>
      <text:list xml:id="list147253575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list xml:id="list2138365358"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p text:style-name="AttribDesc"><text:span text:style-name="code"><text:span text:style-name="T7">annotation</text:span></text:span><text:tab/>[Optional, Multiple, <text:span text:style-name="code">annotation</text:span>] Adds metainformation describing the element.</text:p>
      <text:list xml:id="list1389236525" text:continue-numbering="true" text:style-name="Outline">
        <text:list-item>
          <text:list>
            <text:list-item>
              <text:list>
                <text:list-item>
                  <text:h text:style-name="Heading_20_3" text:outline-level="3">trait</text:h>
                </text:list-item>
              </text:list>
            </text:list-item>
          </text:list>
        </text:list-item>
      </text:list>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list xml:id="list118441954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list xml:id="list924102675" text:continue-numbering="true" text:style-name="Outline">
        <text:list-item>
          <text:list>
            <text:list-item>
              <text:list>
                <text:list-item>
                  <text:list>
                    <text:list-item>
                      <text:h text:style-name="Heading_20_4" text:outline-level="4"><text:soft-page-break/>Content</text:h>
                    </text:list-item>
                  </text:list>
                </text:list-item>
              </text:list>
            </text:list-item>
          </text:list>
        </text:list-item>
      </text:list>
      <text:p text:style-name="AttribDesc"><text:span text:style-name="code"><text:span text:style-name="T7">annotation</text:span></text:span><text:span text:style-name="code"><text:span text:style-name="T7"><text:tab/></text:span></text:span>[Optional, Multiple, <text:span text:style-name="code">annotation</text:span>] Contains meta information about the trait. For example it may give a status or an edit history for the trait.</text:p>
      <text:list xml:id="list1681605959" text:continue-numbering="true" text:style-name="Outline">
        <text:list-item>
          <text:list>
            <text:list-item>
              <text:list>
                <text:list-item>
                  <text:h text:style-name="Heading_20_3" text:outline-level="3">annotation</text:h>
                </text:list-item>
              </text:list>
            </text:list-item>
          </text:list>
        </text:list-item>
      </text:list>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trait</text:span> would give. It is purely commentary. It differs from a <text:span text:style-name="Source_20_Text">note</text:span> in that it is designed to hold meta-information about its parent rather than content of the parent.</text:p>
      <text:list xml:id="list1096898302"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Gives a comment on the annotation.</text:p>
      <text:list xml:id="list644201825"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list xml:id="list165770888" text:continue-numbering="true" text:style-name="Outline">
        <text:list-item>
          <text:list>
            <text:list-item>
              <text:list>
                <text:list-item>
                  <text:h text:style-name="Heading_20_3" text:outline-level="3">extensible</text:h>
                </text:list-item>
              </text:list>
            </text:list-item>
          </text:list>
        </text:list-item>
      </text:list>
      <text:p text:style-name="Standard">Many types contain the same set of elements that are used for adding extra information in a controlled extensible way. This type is used to provide that extra information and is only inherited from in order to add those elements.</text:p>
      <text:list xml:id="list201318377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list xml:id="list2179624963" text:continue-numbering="true" text:style-name="Outline">
        <text:list-item>
          <text:list>
            <text:list-item>
              <text:list>
                <text:list-item>
                  <text:h text:style-name="Heading_20_3" text:outline-level="3">note</text:h>
                </text:list-item>
              </text:list>
            </text:list-item>
          </text:list>
        </text:list-item>
      </text:list>
      <text:p text:style-name="Standard">A <text:span text:style-name="code">note</text:span> is used for storing descriptive information of many kinds including comments, bibliographic information and domain specific notes. Notes are used to hold informational content rather than meta-information about an element, for which an <text:span text:style-name="Source_20_Text">annotation</text:span> should be used.</text:p>
      <text:list xml:id="list127454359"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1654919151" text:continue-numbering="true" text:style-name="Outline">
        <text:list-item>
          <text:list>
            <text:list-item>
              <text:list>
                <text:list-item>
                  <text:list>
                    <text:list-item>
                      <text:h text:style-name="Heading_20_4" text:outline-level="4"><text:soft-page-break/>Attributes</text:h>
                    </text:list-item>
                  </text:list>
                </text:list-item>
              </text:list>
            </text:list-item>
          </text:list>
        </text:list-item>
      </text:list>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list xml:id="list1174954883" text:continue-numbering="true" text:style-name="Outline">
        <text:list-item>
          <text:list>
            <text:list-item>
              <text:list>
                <text:list-item>
                  <text:h text:style-name="Heading_20_3" text:outline-level="3">phonetic</text:h>
                </text:list-item>
              </text:list>
            </text:list-item>
          </text:list>
        </text:list-item>
      </text:list>
      <text:p text:style-name="Standard">This represents a single phonetic representation.</text:p>
      <text:list xml:id="list1666704508"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146593301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list xml:id="list1734697162" text:continue-numbering="true" text:style-name="Outline">
        <text:list-item>
          <text:list>
            <text:list-item>
              <text:list>
                <text:list-item>
                  <text:h text:style-name="Heading_20_3" text:outline-level="3">etymology</text:h>
                </text:list-item>
              </text:list>
            </text:list-item>
          </text:list>
        </text:list-item>
      </text:list>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list xml:id="list308834463"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603339735"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list xml:id="list502033554" text:continue-numbering="true" text:style-name="Outline">
        <text:list-item>
          <text:list>
            <text:list-item>
              <text:list>
                <text:list-item>
                  <text:list>
                    <text:list-item>
                      <text:h text:style-name="Heading_20_4" text:outline-level="4">Contents</text:h>
                    </text:list-item>
                  </text:list>
                </text:list-item>
              </text:list>
            </text:list-item>
          </text:list>
        </text:list-item>
      </text:list>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Optional, <text:span text:style-name="code">form</text:span>] Holds the form of the etymological reference.</text:p>
      <text:list xml:id="list1569955513" text:continue-numbering="true" text:style-name="Outline">
        <text:list-item>
          <text:list>
            <text:list-item>
              <text:list>
                <text:list-item>
                  <text:h text:style-name="Heading_20_3" text:outline-level="3">grammatical-info</text:h>
                </text:list-item>
              </text:list>
            </text:list-item>
          </text:list>
        </text:list-item>
      </text:list>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list xml:id="list206575420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list xml:id="list202374368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trait</text:span></text:span><text:tab/>[Optional, Multiple, <text:span text:style-name="code">trait</text:span>] Allows grammatical information to have attributes.</text:p>
      <text:list xml:id="list1647509426" text:continue-numbering="true" text:style-name="Outline">
        <text:list-item>
          <text:list>
            <text:list-item>
              <text:list>
                <text:list-item>
                  <text:h text:style-name="Heading_20_3" text:outline-level="3"><text:soft-page-break/>reversal</text:h>
                </text:list-item>
              </text:list>
            </text:list-item>
          </text:list>
        </text:list-item>
      </text:list>
      <text:p text:style-name="Standard">Reverse indexes in a dictionary are a key tool for enabling a wider use of a dictionary.</text:p>
      <text:list xml:id="list86063509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multitext</text:span></text:span><text:tab/>Stores the reversal entry with its language.</text:p>
      <text:list xml:id="list17580813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list xml:id="list175351876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p text:style-name="AttribDesc"><text:span text:style-name="T7">grammatical-info</text:span><text:tab/>[Optional, <text:span text:style-name="Source_20_Text">grammatical-info</text:span>] The mapping between the grammatical information for a sense may not be the same for a particular reversal. This allows a reversal relation to specify what the grammatical information is in the reversal language.</text:p>
      <text:list xml:id="list1605993648" text:continue-numbering="true" text:style-name="Outline">
        <text:list-item>
          <text:list>
            <text:list-item>
              <text:list>
                <text:list-item>
                  <text:h text:style-name="Heading_20_3" text:outline-level="3">translation</text:h>
                </text:list-item>
              </text:list>
            </text:list-item>
          </text:list>
        </text:list-item>
      </text:list>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list xml:id="list237270598"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list xml:id="list448284418" text:continue-numbering="true" text:style-name="Outline">
        <text:list-item>
          <text:list>
            <text:list-item>
              <text:list>
                <text:list-item>
                  <text:h text:style-name="Heading_20_3" text:outline-level="3">example<office:annotation><dc:date>2009-01-08T00:00:00</dc:date><text:p>The schema allows note elements here, should we?</text:p></office:annotation></text:h>
                </text:list-item>
              </text:list>
            </text:list-item>
          </text:list>
        </text:list-item>
      </text:list>
      <text:p text:style-name="Standard">An example gives an example sentence or phrase in the language and glosses in of that example in other languages.</text:p>
      <text:list xml:id="list1913822146"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list xml:id="list166722544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list xml:id="list39658522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list xml:id="list1112994116" text:continue-numbering="true" text:style-name="Outline">
        <text:list-item>
          <text:list>
            <text:list-item>
              <text:list>
                <text:list-item>
                  <text:h text:style-name="Heading_20_3" text:outline-level="3">relation</text:h>
                </text:list-item>
              </text:list>
            </text:list-item>
          </text:list>
        </text:list-item>
      </text:list>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text:soft-page-break/>a <text:span text:style-name="code">Sense</text:span> is a strong indication as to whether that relation should be published or not. Further, relations are included here for ease of implementation to facilitate single pass data conversion.</text:p>
      <text:list xml:id="list661580434"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1278106987"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list xml:id="list604535519" text:continue-numbering="true" text:style-name="Outline">
        <text:list-item>
          <text:list>
            <text:list-item>
              <text:list>
                <text:list-item>
                  <text:h text:style-name="Heading_20_3" text:outline-level="3">variant</text:h>
                </text:list-item>
              </text:list>
            </text:list-item>
          </text:list>
        </text:list-item>
      </text:list>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list xml:id="list1715897828"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list xml:id="list1879727904"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list xml:id="list72772549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list xml:id="list1539017045" text:continue-numbering="true" text:style-name="Outline">
        <text:list-item>
          <text:list>
            <text:list-item>
              <text:list>
                <text:list-item>
                  <text:h text:style-name="Heading_20_3" text:outline-level="3">Sense</text:h>
                </text:list-item>
              </text:list>
            </text:list-item>
          </text:list>
        </text:list-item>
      </text:list>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list xml:id="list1869288311"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81259895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oft-page-break/><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list xml:id="list1003871640"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grammatical-info</text:span></text:span><text:tab/>[Optional, <text:span text:style-name="code">grammatical-info</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list xml:id="list854178638" text:continue-numbering="true" text:style-name="Outline">
        <text:list-item>
          <text:list>
            <text:list-item>
              <text:list>
                <text:list-item>
                  <text:h text:style-name="Heading_20_3" text:outline-level="3">Entry</text:h>
                </text:list-item>
              </text:list>
            </text:list-item>
          </text:list>
        </text:list-item>
      </text:list>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list xml:id="list289238902"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list xml:id="list279740097"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list xml:id="list39881124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oft-page-break/><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literal-meaning</text:span></text:span><text:span text:style-name="T7"><text:tab/><text:tab/></text:span><text:span text:style-name="T17">[Optional, </text:span><text:span text:style-name="code"><text:span text:style-name="T17">multitext</text:span></text:span>] Describes the literal meaning of an entry in other languages.</text:p>
      <text:list xml:id="list555492457" text:continue-numbering="true" text:style-name="Outline">
        <text:list-item>
          <text:list>
            <text:list-item>
              <text:list>
                <text:list-item>
                  <text:h text:style-name="Heading_20_3" text:outline-level="3">field-defn</text:h>
                </text:list-item>
              </text:list>
            </text:list-item>
          </text:list>
        </text:list-item>
      </text:list>
      <text:p text:style-name="Standard">A field definition gives information about a particular field type that may be used by an application to add information not part of the LIFT standard.</text:p>
      <text:list xml:id="list840498924"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llows adding traits and annotations to a field definition.</text:p>
      <text:p text:style-name="AttribDesc"><text:span text:style-name="code"><text:span text:style-name="T7">multitext</text:span></text:span><text:tab/>Contains a multilingual description of this particular field.</text:p>
      <text:list xml:id="list858263890"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list xml:id="list2082867063" text:continue-numbering="true" text:style-name="Outline">
        <text:list-item>
          <text:list>
            <text:list-item>
              <text:list>
                <text:list-item>
                  <text:h text:style-name="Heading_20_3" text:outline-level="3">field-defns</text:h>
                </text:list-item>
              </text:list>
            </text:list-item>
          </text:list>
        </text:list-item>
      </text:list>
      <text:p text:style-name="Standard">This is a simple list of <text:span text:style-name="code">field-defn</text:span>.</text:p>
      <text:list xml:id="list71618857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field</text:span></text:span><text:tab/>[Optional, Multiple, <text:span text:style-name="code">field-defn</text:span>] The field definitions for all the field types used in this document.</text:p>
      <text:list xml:id="list691943021" text:continue-numbering="true" text:style-name="Outline">
        <text:list-item>
          <text:list>
            <text:list-item>
              <text:list>
                <text:list-item>
                  <text:h text:style-name="Heading_20_3" text:outline-level="3">ranges</text:h>
                </text:list-item>
              </text:list>
            </text:list-item>
          </text:list>
        </text:list-item>
      </text:list>
      <text:p text:style-name="Standard">This is an array of <text:span text:style-name="code">range</text:span>. Details of the class <text:span text:style-name="Source_20_Text">range</text:span> and <text:span text:style-name="Source_20_Text">range-element</text:span> are found in the section on Lift Ranges.</text:p>
      <text:list xml:id="list1540311933"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range</text:span></text:span><text:tab/>[Optional, Multiple, <text:span text:style-name="code">range</text:span>] Gives information about where to find the definition of an associated <text:span text:style-name="code">range</text:span>.</text:p>
      <text:list xml:id="list1534242762" text:continue-numbering="true" text:style-name="Outline">
        <text:list-item>
          <text:list>
            <text:list-item>
              <text:list>
                <text:list-item>
                  <text:h text:style-name="Heading_20_3" text:outline-level="3">header</text:h>
                </text:list-item>
              </text:list>
            </text:list-item>
          </text:list>
        </text:list-item>
      </text:list>
      <text:p text:style-name="Standard">This holds the header information for a LIFT file including <text:span text:style-name="code">range</text:span> information and added <text:span text:style-name="code">field-defns</text:span> along with any <text:span text:style-name="code">style-defns</text:span>.</text:p>
      <text:list xml:id="list82517024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oft-page-break/><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list xml:id="list1103766143" text:continue-numbering="true" text:style-name="Outline">
        <text:list-item>
          <text:list>
            <text:list-item>
              <text:list>
                <text:list-item>
                  <text:h text:style-name="Heading_20_3" text:outline-level="3">lift</text:h>
                </text:list-item>
              </text:list>
            </text:list-item>
          </text:list>
        </text:list-item>
      </text:list>
      <text:p text:style-name="Standard">This is the root node of the document and contains a header and all the entries in the database.</text:p>
      <text:list xml:id="list950171854" text:continue-numbering="true" text:style-name="Outline">
        <text:list-item>
          <text:list>
            <text:list-item>
              <text:list>
                <text:list-item>
                  <text:list>
                    <text:list-item>
                      <text:h text:style-name="Heading_20_4" text:outline-level="4">Attributes<office:annotation><dc:date>2009-01-08T00:00:00</dc:date><text:p>Proposal to add @lang to record target language of lexicon for LP</text:p></office:annotation></text:h>
                    </text:list-item>
                  </text:list>
                </text:list-item>
              </text:list>
            </text:list-item>
          </text:list>
        </text:list-item>
      </text:list>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list xml:id="list101985993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list xml:id="list1509469653" text:continue-numbering="true" text:style-name="Outline">
        <text:list-item>
          <text:h text:style-name="Heading_20_1" text:outline-level="1">UML Diagrams</text:h>
        </text:list-item>
      </text:list>
      <text:p text:style-name="Standard">The following diagrams show the inter-relationships between the elements in the standard.</text:p>
      <text:list xml:id="list673929445" text:continue-numbering="true" text:style-name="Outline">
        <text:list-item>
          <text:list>
            <text:list-item>
              <text:h text:style-name="P11" text:outline-level="2">Base Elements</text:h>
            </text:list-item>
          </text:list>
        </text:list-item>
      </text:list>
      <text:p text:style-name="Standard"><draw:frame draw:style-name="fr1" draw:name="graphics1" text:anchor-type="paragraph" svg:width="5.752in" style:rel-width="98%" svg:height="5.7264in" style:rel-height="58%" draw:z-index="0"><draw:image xlink:href="../base_class.png" xlink:type="simple" xlink:show="embed" xlink:actuate="onLoad"/></draw:frame></text:p>
      <text:list xml:id="list497020827" text:continue-numbering="true" text:style-name="Outline">
        <text:list-item>
          <text:list>
            <text:list-item>
              <text:h text:style-name="Heading_20_2" text:outline-level="2"><text:soft-page-break/>Entry Elements</text:h>
            </text:list-item>
          </text:list>
        </text:list-item>
      </text:list>
      <text:p text:style-name="P6"><draw:frame draw:style-name="fr2" draw:name="graphics3" text:anchor-type="paragraph" svg:x="0in" svg:y="0.1in" svg:width="5.811in" style:rel-width="99%" svg:height="4.8382in" style:rel-height="49%" draw:z-index="3"><draw:image xlink:href="../entry%20class.png" xlink:type="simple" xlink:show="embed" xlink:actuate="onLoad"/></draw:frame></text:p>
      <text:list xml:id="list1863473965" text:continue-numbering="true" text:style-name="Outline">
        <text:list-item>
          <text:list>
            <text:list-item>
              <text:h text:style-name="Heading_20_2" text:outline-level="2">Header Elements</text:h>
            </text:list-item>
          </text:list>
        </text:list-item>
      </text:list>
      <text:p text:style-name="Standard"><draw:frame draw:style-name="fr3" draw:name="graphics2" text:anchor-type="paragraph" svg:x="0.2in" svg:y="0.3201in" svg:width="5.811in" style:rel-width="99%" svg:height="3.061in" style:rel-height="31%" draw:z-index="1"><draw:image xlink:href="../header%20class.png" xlink:type="simple" xlink:show="embed" xlink:actuate="onLoad"/></draw:frame></text:p>
      <text:list xml:id="list1744342653" text:continue-numbering="true" text:style-name="Outline">
        <text:list-item>
          <text:h text:style-name="Heading_20_1" text:outline-level="1">Lift Ranges</text:h>
          <text:list>
            <text:list-item>
              <text:h text:style-name="Heading_20_2" text:outline-level="2">Elements</text:h>
              <text:list>
                <text:list-item>
                  <text:h text:style-name="Heading_20_3" text:outline-level="3">range-element</text:h>
                </text:list-item>
              </text:list>
            </text:list-item>
          </text:list>
        </text:list-item>
      </text:list>
      <text:p text:style-name="Standard">A <text:span text:style-name="code">range-element</text:span> is the description of a particular range element found in a particular <text:span text:style-name="code">range</text:span>.</text:p>
      <text:list xml:id="list1116020454"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Standard"><text:tab/><text:span text:style-name="code"><text:span text:style-name="T7"> extensible<text:tab/></text:span></text:span>Allows for traits and annotational discussions on a range element.</text:p>
      <text:list xml:id="list951516496"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list xml:id="list158813716"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list xml:id="list641853726" text:continue-numbering="true" text:style-name="Outline">
        <text:list-item>
          <text:list>
            <text:list-item>
              <text:list>
                <text:list-item>
                  <text:h text:style-name="Heading_20_3" text:outline-level="3">range</text:h>
                </text:list-item>
              </text:list>
            </text:list-item>
          </text:list>
        </text:list-item>
      </text:list>
      <text:p text:style-name="Standard">A <text:span text:style-name="code">range</text:span> is a set of <text:span text:style-name="code">range-elements</text:span> and is used to identify both the group of <text:span text:style-name="code">range-elements</text:span> but also to some extent their type.</text:p>
      <text:list xml:id="list641179845" text:continue-numbering="true" text:style-name="Outline">
        <text:list-item>
          <text:list>
            <text:list-item>
              <text:list>
                <text:list-item>
                  <text:list>
                    <text:list-item>
                      <text:h text:style-name="Heading_20_4" text:outline-level="4">Inheritance</text:h>
                    </text:list-item>
                  </text:list>
                </text:list-item>
              </text:list>
            </text:list-item>
          </text:list>
        </text:list-item>
      </text:list>
      <text:p text:style-name="AttribDesc"><text:span text:style-name="code"><text:span text:style-name="T7">extensible</text:span></text:span><text:tab/>Allows a range of elements to have traits and annotations.</text:p>
      <text:list xml:id="list843958307" text:continue-numbering="true" text:style-name="Outline">
        <text:list-item>
          <text:list>
            <text:list-item>
              <text:list>
                <text:list-item>
                  <text:list>
                    <text:list-item>
                      <text:h text:style-name="Heading_20_4" text:outline-level="4">Attributes</text:h>
                    </text:list-item>
                  </text:list>
                </text:list-item>
              </text:list>
            </text:list-item>
          </text:list>
        </text:list-item>
      </text:list>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p text:style-name="AttribDesc"><text:span text:style-name="T7">href</text:span><text:tab/>[Optional, <text:span text:style-name="Source_20_Text">URL</text:span>] This attribute may not be used within an external range definition file. In a standard LIFT file, the <text:span text:style-name="Source_20_Text">href</text:span> attribute may be used to reference an external <text:span text:style-name="Source_20_Text">lift-ranges</text:span> file that contains a definition for this range. Any children to this <text:span text:style-name="Source_20_Text">range</text:span> element in the LIFT file override the values (by addition or replacement) in the external range definition.</text:p>
      <text:list xml:id="list2138289864"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oft-page-break/><text:span text:style-name="code"><text:span text:style-name="T7">abbrev</text:span></text:span><text:tab/>[Optional, Multiple, <text:span text:style-name="code">multitext</text:span>] Gives an abbreviation for this <text:span text:style-name="code">range-set</text:span> in multiple languages, for GUI purposes.</text:p>
      <text:list xml:id="list320403600" text:continue-numbering="true" text:style-name="Outline">
        <text:list-item>
          <text:list>
            <text:list-item>
              <text:list>
                <text:list-item>
                  <text:h text:style-name="Heading_20_3" text:outline-level="3">lift-ranges</text:h>
                </text:list-item>
              </text:list>
            </text:list-item>
          </text:list>
        </text:list-item>
      </text:list>
      <text:p text:style-name="Standard">The root element of the Lift Ranges file type. </text:p>
      <text:list xml:id="list1613976349" text:continue-numbering="true" text:style-name="Outline">
        <text:list-item>
          <text:list>
            <text:list-item>
              <text:list>
                <text:list-item>
                  <text:list>
                    <text:list-item>
                      <text:h text:style-name="Heading_20_4" text:outline-level="4">Content</text:h>
                    </text:list-item>
                  </text:list>
                </text:list-item>
              </text:list>
            </text:list-item>
          </text:list>
        </text:list-item>
      </text:list>
      <text:p text:style-name="AttribDesc"><text:span text:style-name="code"><text:span text:style-name="T7">range</text:span></text:span><text:tab/>[Required, Multiple, <text:span text:style-name="code">range</text:span>] A <text:span text:style-name="code">range</text:span> definition.</text:p>
      <text:list xml:id="list952096948" text:continue-numbering="true" text:style-name="Outline">
        <text:list-item>
          <text:list>
            <text:list-item>
              <text:h text:style-name="Heading_20_2" text:outline-level="2">UML Diagram</text:h>
            </text:list-item>
          </text:list>
        </text:list-item>
      </text:list>
      <text:p text:style-name="Standard"><draw:frame draw:style-name="fr1" draw:name="graphics4" text:anchor-type="paragraph" svg:width="4.6457in" svg:height="3.5209in" draw:z-index="2"><draw:image xlink:href="../RangeSets%20class.png" xlink:type="simple" xlink:show="embed" xlink:actuate="onLoad"/></draw:frame></text:p>
      <text:list xml:id="list1132001331" text:continue-numbering="true" text:style-name="Outline">
        <text:list-item>
          <text:h text:style-name="Heading_20_1" text:outline-level="1">Ranges</text:h>
        </text:list-item>
      </text:list>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 In addition, the values specified here correspond to the values used in the Fieldworks application. For specifics of some of the larger sets, the reader is referred to that application. A summary example is listed here in those situations.</text:p>
      <text:list xml:id="list1860634343" text:continue-numbering="true" text:style-name="Outline">
        <text:list-item>
          <text:list>
            <text:list-item>
              <text:h text:style-name="Heading_20_2" text:outline-level="2">anthro-code</text:h>
            </text:list-item>
          </text:list>
        </text:list-item>
      </text:list>
      <text:p text:style-name="Standard">This creates a hierarchy of range-elements based on the numeric anthopological codes. For example <text:span text:style-name="code"><text:span text:style-name="T7">630</text:span></text:span> Territorial Organization.</text:p>
      <text:list xml:id="list1189256138" text:continue-numbering="true" text:style-name="Outline">
        <text:list-item>
          <text:list>
            <text:list-item>
              <text:h text:style-name="Heading_20_2" text:outline-level="2">dialect</text:h>
            </text:list-item>
          </text:list>
        </text:list-item>
      </text:list>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 Notice that elements in a dialect range are not expected to be full languages or writing systems, but refer to linguistic subgroups of some kind.</text:p>
      <text:list xml:id="list1488231667" text:continue-numbering="true" text:style-name="Outline">
        <text:list-item>
          <text:list>
            <text:list-item>
              <text:h text:style-name="Heading_20_2" text:outline-level="2">etymology</text:h>
            </text:list-item>
          </text:list>
        </text:list-item>
      </text:list>
      <text:p text:style-name="Standard">This range set lists all the etymological relations needed.</text:p>
      <text:list xml:id="list226062245"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list xml:id="list1987174154" text:continue-numbering="true" text:style-name="Outline">
        <text:list-item>
          <text:list>
            <text:list-item>
              <text:h text:style-name="Heading_20_2" text:outline-level="2">grammatical-info</text:h>
            </text:list-item>
          </text:list>
        </text:list-item>
      </text:list>
      <text:p text:style-name="Standard">This range-set contains a standard set of grammatical information identifiers. The following are the core set used in Fieldworks.</text:p>
      <text:list xml:id="list156431002"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Adverb</text:span></text:span><text:tab/>An adverb, narrowly defined, is a part of speech whose members modify verbs for such categories as time, manner, place, or direction. An adverb, broadly defined, is a part of speech whose members modify any constituent class of words other than nouns, such as verbs, adjectives, adverbs, phrases, clauses, or sentences. Under this definition, the possible type of modification depends on the class of the constituent being modified.</text:p>
      <text:p text:style-name="AttribDesc"><text:span text:style-name="code"><text:span text:style-name="T7">Noun</text:span></text:span><text:tab/>A noun is a broad classification of parts of speech which include substantives and nominals.</text:p>
      <text:p text:style-name="AttribDesc"><text:soft-page-break/><text:span text:style-name="code"><text:span text:style-name="T7">Pro-form</text:span></text:span><text:tab/>A pro-form is a part of speech whose members usually substitute for other constituents, including phrases, clauses, or sentences, and whose meaning is recoverable from the linguistic or extralinguistic context.</text:p>
      <text:p text:style-name="AttribDesc"><text:span text:style-name="code"><text:span text:style-name="T7">Pronoun</text:span></text:span><text:tab/>A pronoun is a pro-form which functions like a noun and substitutes for a noun or noun phrase.</text:p>
      <text:p text:style-name="AttribDesc"><text:span text:style-name="code"><text:span text:style-name="T7">Verb</text:span></text:span><text:tab/>A verb is a part of speech whose members typically signal events and actions; constitute, singly or in a phrase, a minimal predicate in a clause; govern the number and types of other constituents which may occur in the clause; and, in inflectional languages, may be inflected for tense, aspect, voice, modality, or agreement with other constituents in person, number, or grammatical gender.</text:p>
      <text:list xml:id="list118864752" text:continue-numbering="true" text:style-name="Outline">
        <text:list-item>
          <text:list>
            <text:list-item>
              <text:h text:style-name="Heading_20_2" text:outline-level="2">lexical-relation</text:h>
            </text:list-item>
          </text:list>
        </text:list-item>
      </text:list>
      <text:p text:style-name="Standard">This set lists various lexical relations. Users may add others that they need.</text:p>
      <text:list xml:id="list513298173"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AttribDesc"><text:span text:style-name="code"><text:span text:style-name="T7">Parts</text:span></text:span><text:tab/>Identify parts in a parts/whole relation.</text:p>
      <text:p text:style-name="AttribDesc"><text:span text:style-name="code"><text:span text:style-name="T7">Specifics</text:span></text:span><text:tab/>Reference the specific elements from the general in a gen-spec relation.</text:p>
      <text:p text:style-name="AttribDesc"><text:span text:style-name="code"><text:span text:style-name="T7">Synonyms</text:span></text:span><text:tab/>Marks the relation to other synonyms.</text:p>
      <text:p text:style-name="AttribDesc"><text:span text:style-name="code"><text:span text:style-name="T7">Antonym</text:span></text:span><text:tab/>Relates to an antonym</text:p>
      <text:p text:style-name="AttribDesc"><text:span text:style-name="code"><text:span text:style-name="T7">Calendar</text:span></text:span><text:tab/>Used to mark calendar type elements: days, weeks, etc.</text:p>
      <text:p text:style-name="AttribDesc"><text:span text:style-name="code"><text:span text:style-name="T7">Compare</text:span></text:span><text:tab/>For general compare and contrast relations.</text:p>
      <text:p text:style-name="AttribDesc"><text:span text:style-name="code"><text:span text:style-name="T7">Classifier</text:span></text:span><text:tab/>Use this to reference words this word classifies.</text:p>
      <text:p text:style-name="AttribDesc"><text:span text:style-name="code"><text:span text:style-name="T7">subentry</text:span></text:span><text:tab/>Reference from a main entry to a sub entry.</text:p>
      <text:p text:style-name="AttribDesc"><text:span text:style-name="code"><text:span text:style-name="T7">minorentry</text:span></text:span><text:tab/>Reference to a minor entry from a main entry.</text:p>
      <text:list xml:id="list805793115" text:continue-numbering="true" text:style-name="Outline">
        <text:list-item>
          <text:list>
            <text:list-item>
              <text:h text:style-name="Heading_20_2" text:outline-level="2">note-type</text:h>
            </text:list-item>
          </text:list>
        </text:list-item>
      </text:list>
      <text:p text:style-name="Standard">This lists all the different note types that are in the various standards</text:p>
      <text:list xml:id="list1616595777"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oft-page-break/><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AttribDesc"><text:span text:style-name="code"><text:span text:style-name="T7">literal-meaning</text:span></text:span><text:tab/>Gives the literal meaning of the word.</text:p>
      <text:p text:style-name="AttribDesc"><text:span text:style-name="code"><text:span text:style-name="T7">semantics</text:span></text:span><text:tab/>Gives semantic information on the word.</text:p>
      <text:p text:style-name="AttribDesc"><text:span text:style-name="code"><text:span text:style-name="T7">summary-definition</text:span></text:span><text:tab/>Gives a summary definition for a word.</text:p>
      <text:list xml:id="list2004960027" text:continue-numbering="true" text:style-name="Outline">
        <text:list-item>
          <text:list>
            <text:list-item>
              <text:h text:style-name="Heading_20_2" text:outline-level="2">paradigm</text:h>
            </text:list-item>
          </text:list>
        </text:list-item>
      </text:list>
      <text:p text:style-name="Standard">LIFT makes no explicit reference to the <text:span text:style-name="code">paradigm</text:span> range-set, but it is an important enough concept as to be centrally named.</text:p>
      <text:list xml:id="list1588382456" text:continue-numbering="true" text:style-name="Outline">
        <text:list-item>
          <text:list>
            <text:list-item>
              <text:list>
                <text:list-item>
                  <text:h text:style-name="Heading_20_3" text:outline-level="3">Elements</text:h>
                </text:list-item>
              </text:list>
            </text:list-item>
          </text:list>
        </text:list-item>
      </text:list>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list xml:id="list530297364" text:continue-numbering="true" text:style-name="Outline">
        <text:list-item>
          <text:list>
            <text:list-item>
              <text:h text:style-name="Heading_20_2" text:outline-level="2">reversal-type</text:h>
            </text:list-item>
          </text:list>
        </text:list-item>
      </text:list>
      <text:p text:style-name="Standard">While LIFT reserves the name of this range set, it is empty and should be added to either at the area/entity level or also for a particular project.</text:p>
      <text:list xml:id="list765067326" text:continue-numbering="true" text:style-name="Outline">
        <text:list-item>
          <text:list>
            <text:list-item>
              <text:h text:style-name="Heading_20_2" text:outline-level="2"><text:soft-page-break/>semantic-domain</text:h>
            </text:list-item>
          </text:list>
        </text:list-item>
      </text:list>
      <text:p text:style-name="Standard">This is the primary semantic domain range set. Other range sets may be used for specific semantic domain classifications. There are various sets of semantic domains.</text:p>
      <text:list xml:id="list418177840" text:continue-numbering="true" text:style-name="Outline">
        <text:list-item>
          <text:list>
            <text:list-item>
              <text:list>
                <text:list-item>
                  <text:h text:style-name="Heading_20_3" text:outline-level="3">semantic-domain-ddp4</text:h>
                </text:list-item>
              </text:list>
            </text:list-item>
          </text:list>
        </text:list-item>
      </text:list>
      <text:p text:style-name="Standard">This semantic domain set corresponds to the numeric codes for the Dictionary Discovery Process version 4. For example <text:span text:style-name="code"><text:span text:style-name="T7">1.1.2.1</text:span></text:span> for words that are about causing air to move.</text:p>
      <text:list xml:id="list1997186109" text:continue-numbering="true" text:style-name="Outline">
        <text:list-item>
          <text:list>
            <text:list-item>
              <text:h text:style-name="Heading_20_2" text:outline-level="2">status</text:h>
            </text:list-item>
          </text:list>
        </text:list-item>
      </text:list>
      <text:p text:style-name="Standard">Gives the status of a particular element, for example whether a certain check has been applied.</text:p>
      <text:list xml:id="list1396415863" text:continue-numbering="true" text:style-name="Outline">
        <text:list-item>
          <text:list>
            <text:list-item>
              <text:h text:style-name="Heading_20_2" text:outline-level="2">users</text:h>
            </text:list-item>
          </text:list>
        </text:list-item>
      </text:list>
      <text:p text:style-name="Standard">Gives a list of users as used by annotations.</text:p>
      <text:list xml:id="list872617759" text:continue-numbering="true" text:style-name="Outline">
        <text:list-item>
          <text:h text:style-name="Heading_20_1" text:outline-level="1">Examples</text:h>
        </text:list-item>
      </text:list>
      <text:p text:style-name="Standard">This section contains various examples, most of which use the MDF SFM schema, and how they would be stored in LIFT.</text:p>
      <text:list xml:id="list1670595518" text:continue-numbering="true" text:style-name="Outline">
        <text:list-item>
          <text:list>
            <text:list-item>
              <text:h text:style-name="Heading_20_2" text:outline-level="2">Simple Records</text:h>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list xml:id="list950693960" text:continue-numbering="true" text:style-name="Outline">
        <text:list-item>
          <text:list>
            <text:list-item>
              <text:h text:style-name="Heading_20_2" text:outline-level="2">Subentries</text:h>
            </text:list-item>
          </text:list>
        </text:list-item>
      </text:list>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xml:id="list378834195" text:style-name="L5">
        <text:list-item>
          <text:p text:style-name="P17">Store the subentry in the entry as a sub-element. LIFT does not do this. All entries are full <text:span text:style-name="code">entry</text:span> elements.</text:p>
        </text:list-item>
        <text:list-item>
          <text:p text:style-name="P17">Store a marker in the subentry referring back to the main entry under which this subentry occurs. This can be done using a <text:span text:style-name="code">subhead</text:span> relation.</text:p>
        </text:list-item>
        <text:list-item>
          <text:p text:style-name="P17">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list xml:id="list1946057205" text:continue-list="list950693960" text:style-name="Outline">
        <text:list-item>
          <text:list>
            <text:list-item>
              <text:h text:style-name="P12" text:outline-level="2"><text:soft-page-break/>Reverse Index</text:h>
            </text:list-item>
          </text:list>
        </text:list-item>
      </text:list>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list xml:id="list432047358" text:continue-numbering="true" text:style-name="Outline">
        <text:list-item>
          <text:list>
            <text:list-item>
              <text:h text:style-name="Heading_20_2" text:outline-level="2">Lexical Relations</text:h>
            </text:list-item>
          </text:list>
        </text:list-item>
      </text:list>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2"/>&lt;/sense&gt;</text:p>
              <text:p text:style-name="Preformatted_20_Text"><text:s text:c="2"/>&lt;etymology type="proto"&gt;</text:p>
              <text:p text:style-name="Preformatted_20_Text"><text:s text:c="4"/>&lt;form lang="x-proto-ind"&gt;&lt;text&gt;apuR&lt;/text&gt;&lt;/form&gt;</text:p>
              <text:p text:style-name="Preformatted_20_Text"><text:s text:c="4"/>&lt;gloss&gt;&lt;form lang="eng"&gt;&lt;text&gt;lime, chalk&lt;/text&gt;&lt;/form&gt;&lt;/gloss&gt;</text:p>
              <text:p text:style-name="Preformatted_20_Text"><text:s text:c="2"/>&lt;/etymology&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list xml:id="list1066926668" text:continue-numbering="true" text:style-name="Outline">
        <text:list-item>
          <text:list>
            <text:list-item>
              <text:h text:style-name="Heading_20_2" text:outline-level="2">Hierarchies</text:h>
            </text:list-item>
          </text:list>
        </text:list-item>
      </text:list>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list xml:id="list397846276" text:continue-numbering="true" text:style-name="Outline">
        <text:list-item>
          <text:list>
            <text:list-item>
              <text:h text:style-name="Heading_20_2" text:outline-level="2">Multiple Scripts</text:h>
            </text:list-item>
          </text:list>
        </text:list-item>
      </text:list>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list xml:id="list1030646195" text:continue-numbering="true" text:style-name="Outline">
        <text:list-item>
          <text:h text:style-name="Heading_20_1" text:outline-level="1">Implementation</text:h>
        </text:list-item>
      </text:list>
      <text:p text:style-name="Standard">This section examines various issues regarding the implementation of applications that may use LIFT.</text:p>
      <text:list xml:id="list1868303967" text:continue-numbering="true" text:style-name="Outline">
        <text:list-item>
          <text:list>
            <text:list-item>
              <text:h text:style-name="Heading_20_2" text:outline-level="2">Lift Conformance</text:h>
            </text:list-item>
          </text:list>
        </text:list-item>
      </text:list>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list xml:id="list346071484" text:continue-numbering="true" text:style-name="Outline">
        <text:list-item>
          <text:list>
            <text:list-item>
              <text:h text:style-name="Heading_20_2" text:outline-level="2">Single Pass Generation</text:h>
            </text:list-item>
          </text:list>
        </text:list-item>
      </text:list>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list xml:id="list1308468788" text:continue-numbering="true" text:style-name="Outline">
        <text:list-item>
          <text:list>
            <text:list-item>
              <text:list>
                <text:list-item>
                  <text:h text:style-name="Heading_20_3" text:outline-level="3">Refid generation</text:h>
                </text:list-item>
              </text:list>
            </text:list-item>
          </text:list>
        </text:list-item>
      </text:list>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list xml:id="list1292215660" text:continue-numbering="true" text:style-name="Outline">
        <text:list-item>
          <text:list>
            <text:list-item>
              <text:list>
                <text:list-item>
                  <text:h text:style-name="Heading_20_3" text:outline-level="3">Generating LIFT</text:h>
                </text:list-item>
              </text:list>
            </text:list-item>
          </text:list>
        </text:list-item>
      </text:list>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list xml:id="list1255587424" text:continue-numbering="true" text:style-name="Outline">
        <text:list-item>
          <text:list>
            <text:list-item>
              <text:list>
                <text:list-item>
                  <text:h text:style-name="Heading_20_3" text:outline-level="3">Subentries</text:h>
                </text:list-item>
              </text:list>
            </text:list-item>
          </text:list>
        </text:list-item>
      </text:list>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list xml:id="list250405463" text:continue-numbering="true" text:style-name="Outline">
        <text:list-item>
          <text:list>
            <text:list-item>
              <text:h text:style-name="Heading_20_2" text:outline-level="2"><text:soft-page-break/>Multiple Passes</text:h>
            </text:list-item>
          </text:list>
        </text:list-item>
      </text:list>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xml:id="list782323179" text:style-name="L6">
        <text:list-item>
          <text:p text:style-name="P18">Creation of subentry reference lists</text:p>
        </text:list-item>
        <text:list-item>
          <text:p text:style-name="P18">Split morphological segments into separate lexical relational elements</text:p>
        </text:list-item>
      </text:list>
      <text:list xml:id="list962785347" text:continue-list="list250405463" text:style-name="Outline">
        <text:list-item>
          <text:list>
            <text:list-item>
              <text:h text:style-name="Heading_20_2" text:outline-level="2">Roundtrip Requirements</text:h>
            </text:list-item>
          </text:list>
        </text:list-item>
      </text:list>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list xml:id="list254778906" text:continue-numbering="true" text:style-name="Outline">
        <text:list-item>
          <text:list>
            <text:list-item>
              <text:h text:style-name="Heading_20_2" text:outline-level="2">Merging XML</text:h>
            </text:list-item>
          </text:list>
        </text:list-item>
      </text:list>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list xml:id="list1696056122" text:continue-numbering="true" text:style-name="Outline">
        <text:list-item>
          <text:h text:style-name="Heading_20_1" text:outline-level="1">Change History</text:h>
          <text:list>
            <text:list-item>
              <text:h text:style-name="Heading_20_2" text:outline-level="2">Initial Development</text:h>
            </text:list-item>
          </text:list>
        </text:list-item>
      </text:list>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 Fix <text:tab/><text:tab/><text:tab/><text:tab/><text:tab/><text:tab/><text:tab/><text:tab/><text:tab/><text:tab/><text:tab/><text:span text:style-name="Source_20_Text">trait/status</text:span> to become <text:span text:style-name="Source_20_Text">trait/annotation</text:span>. Also <text:tab/><text:tab/><text:tab/><text:tab/><text:tab/><text:tab/><text:tab/><text:tab/><text:tab/><text:tab/><text:tab/><text:span text:style-name="Source_20_Text">field/annotation</text:span> is no longer an attribute.</text:p>
      <text:p text:style-name="Standard"><text:soft-page-break/>0.12<text:tab/>MJPH<text:tab/><text:tab/>15/Jan/2008<text:tab/><text:tab/>Allow full <text:span text:style-name="Source_20_Text">range</text:span> definitions within a LIFT file. Move <text:tab/><text:tab/><text:tab/><text:tab/><text:tab/><text:tab/><text:tab/><text:tab/><text:tab/><text:tab/><text:span text:style-name="Source_20_Text">etymology</text:span> to <text:span text:style-name="Source_20_Text">entry</text:span> from <text:span text:style-name="Source_20_Text">sense</text:span>. Add <text:tab/><text:tab/><text:tab/><text:tab/><text:tab/> <text:s/><text:tab/><text:tab/><text:tab/><text:tab/><text:tab/><text:tab/><text:tab/><text:tab/><text:tab/><text:span text:style-name="Source_20_Text">reversal/grammatical-info</text:span>.</text:p>
      <text:p text:style-name="Standard"><text:tab/><text:tab/><text:tab/><text:tab/><text:tab/>6/May/2008<text:tab/><text:tab/>Remove <text:span text:style-name="code">range-set</text:span> type in favour of <text:span text:style-name="code">range</text:span>.</text:p>
      <text:p text:style-name="Standard">0.13<text:tab/>SRMc<text:tab/><text:tab/>31/Mar/2009<text:tab/>Changed version number to force automatic XSLT updates <text:tab/><text:tab/><text:tab/><text:tab/><text:tab/><text:tab/><text:tab/><text:tab/><text:tab/>of old files. <text:s/>Changed <text:span text:style-name="code">semantic_domain</text:span> to <text:span text:style-name="code">semantic-<text:tab/><text:tab/><text:tab/><text:tab/><text:tab/><text:tab/><text:tab/><text:tab/><text:tab/><text:tab/>domain</text:span>, and <text:span text:style-name="code">scientific_name</text:span> to <text:span text:style-name="code">scientific-name</text:span><text:span text:style-name="T3">.</text:span></text:p>
      <text:p text:style-name="Standard">0.14<text:tab/>MJPH<text:tab/><text:tab/>8/Apr/2009<text:tab/><text:tab/>Make <text:span text:style-name="code">field-</text:span>defn, range and <text:span text:style-name="code">range-element</text:span> inherit from <text:tab/><text:tab/><text:tab/><text:tab/><text:tab/><text:tab/><text:tab/><text:tab/><text:tab/><text:span text:style-name="code">extensible</text:span>. Add <text:span text:style-name="code">literal-meaning</text:span> to <text:span text:style-name="code">entry</text:span>. Describe <text:tab/><text:tab/><text:tab/><text:tab/><text:tab/><text:tab/><text:tab/><text:tab/><text:tab/><text:tab/>standard ranges so as to be the same as Fieldwor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Bitstream Vera Sans" svg:font-family="'Bitstream Ver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list-style-name="Outline" style:class="text" style:master-page-name="" style:default-outline-level="2">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list-style-name="Outline"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list-style-name="Outline"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list-style-name="Outline"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list-style-name="Outline"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2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0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8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6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4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2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016in" style:type="right" style:leader-style="dotted" style:leader-tex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in" fo:margin-bottom="0in"/>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style:font-name="Times New Roman"/>
    </style:style>
    <style:style style:name="MT4" style:family="text">
      <style:text-properties fo:font-size="6pt" style:font-size-asian="6pt"/>
    </style:style>
    <style:page-layout style:name="M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DRAFT</text:p>
      </style:header>
      <style:footer>
        <text:p text:style-name="MP2"><text:span text:style-name="MT1"><text:line-break/></text:span><text:span text:style-name="MT1"><text:title>Lexicon Interchange Format</text:title></text:span><text:span text:style-name="MT1"> <text:s text:c="2"/></text:span><text:span text:style-name="Page_20_Number"><text:span text:style-name="MT2">Page </text:span></text:span><text:span text:style-name="MT2"><text:page-number text:select-page="current">21</text:page-number></text:span><text:span text:style-name="Page_20_Number"><text:span text:style-name="MT2"> of </text:span></text:span><text:span text:style-name="MT2"><text:page-count style:num-format="1">34</text:page-count></text:span><text:span text:style-name="Page_20_Number"><text:span text:style-name="MT2"><text:tab/></text:span></text:span><text:span text:style-name="MT3">DRAFT</text:span></text:p>
        <text:p text:style-name="MP2"><text:span text:style-name="MT4"><text:initial-creator>Martin Hosken</text:initial-creator></text:span><text:span text:style-name="MT4"> <text:s text:c="2"/></text:span><text:span text:style-name="MT4"><text:print-date style:data-style-name="N106">August 02, 2006</text:print-date></text:span><text:span text:style-name="Page_20_Number"><text:span text:style-name="MT4"> <text:s text:c="2"/>Rev: </text:span></text:span><text:span text:style-name="MT4"><text:editing-cycles>399</text:editing-cycles></text:spa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Lexicon Interchange Format</dc:title>
    <dc:subject>A Description</dc:subject>
    <meta:initial-creator>Martin Hosken</meta:initial-creator>
    <meta:creation-date>2006-07-07T09:27:58</meta:creation-date>
    <dc:creator>Martin Hosken</dc:creator>
    <dc:date>2009-04-08T22:41:47</dc:date>
    <meta:printed-by>Martin Hosken</meta:printed-by>
    <meta:print-date>2006-08-02T10:34:15</meta:print-date>
    <meta:editing-cycles>399</meta:editing-cycles>
    <meta:editing-duration>PT374H10M53S</meta:editing-duration>
    <meta:document-statistic meta:table-count="8" meta:image-count="4" meta:object-count="0" meta:page-count="34" meta:paragraph-count="860" meta:word-count="10398" meta:character-count="66611"/>
    <meta:user-defined meta:name="Info 1"/>
    <meta:user-defined meta:name="Info 2"/>
    <meta:user-defined meta:name="Info 3"/>
    <meta:user-defined meta:name="Info 4"/>
    <meta:template xlink:type="simple" xlink:actuate="onRequest" xlink:title="NRSI_StandardA4" xlink:href="../../../.openoffice.org2/user/template/NRSI_StandardA4.ott" meta:date="2006-07-07T09:27:58"/>
  </office:meta>
</office:document-meta>
</file>